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217" officeooo:paragraph-rsid="00021217"/>
    </style:style>
    <style:style style:name="P2" style:family="paragraph" style:parent-style-name="Standard">
      <style:text-properties officeooo:rsid="00021217" officeooo:paragraph-rsid="00021217"/>
    </style:style>
    <style:style style:name="T1" style:family="text">
      <style:text-properties officeooo:rsid="00035fdb"/>
    </style:style>
    <style:style style:name="T2" style:family="text">
      <style:text-properties officeooo:rsid="0004bc14"/>
    </style:style>
    <style:style style:name="T3" style:family="text">
      <style:text-properties officeooo:rsid="00065b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a Queries</text:p>
      <text:p text:style-name="P1"/>
      <text:p text:style-name="P1">As media Queries, são nada mais, do que diferentes formato de visualização do site para diferentes necessidades, por exemplo, a letra que deixamos no site, pode ser diferente da letra para a impressão. </text:p>
      <text:p text:style-name="P1"><text:tab/>Para configurarmos a tela, criamos um link css com a tag media=”screen”</text:p>
      <text:p text:style-name="P1"><text:tab/>Para configurarmos as configurações de impressão, criamos um link css com a tag media=”print”</text:p>
      <text:p text:style-name="P1"><text:tab/><text:span text:style-name="T3">Para que possamos configurar ambos, nós usamos a media query all</text:span></text:p>
      <text:p text:style-name="P1"><text:tab/><text:span text:style-name="T1">Media quiry é igual a midia type + midia fitchers</text:span></text:p>
      <text:p text:style-name="P1"><text:tab/><text:span text:style-name="T2">Se o celular, está mais largo do que reto, ele está no modo landscape, se for ao contrario, ele está no modo </text:span><text:span text:style-name="T3">portrait</text:span><text:span text:style-name="T2">.</text:span></text:p>
      <text:p text:style-name="P1"><text:tab/><text:span text:style-name="T3">Para criarmos uma media fitcher, nos vamos na media query e escrevemos a palavra “end”, posteriormente, nós abrimos parênteses e escrevemos a palavra orientation: e depois, colocamos a palavra landscape ou potrai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7T18:41:51.457000000</meta:creation-date>
    <dc:date>2022-11-07T20:52:54.528000000</dc:date>
    <meta:editing-duration>PT37M24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8" meta:word-count="137" meta:character-count="829" meta:non-whitespace-character-count="693"/>
  </office:meta>
</office:document-meta>
</file>